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999933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a6caf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ff8080" style:diagonal-bl-tr="none" style:diagonal-tl-br="none" fo:border="0.31pt solid #3c3c3c" fo:padding="0.071cm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2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ce2"/>
        <table:table-column table:style-name="co1" table:number-columns-repeated="242" table:default-cell-style-name="ce4"/>
        <table:table-row table:style-name="ro1">
          <table:table-cell table:style-name="ce1" office:value-type="string">
            <text:p>N°</text:p>
          </table:table-cell>
          <table:table-cell table:style-name="ce3" office:value-type="string">
            <text:p>CODIGO</text:p>
          </table:table-cell>
          <table:table-cell table:style-name="ce3" office:value-type="string">
            <text:p>APELLIDOS Y NOMBRES</text:p>
          </table:table-cell>
          <table:table-cell table:style-name="ce3" office:value-type="string">
            <text:p>CARGO</text:p>
          </table:table-cell>
          <table:table-cell table:style-name="ce3" office:value-type="string">
            <text:p>FECHA INGR.</text:p>
          </table:table-cell>
          <table:table-cell table:style-name="ce3" office:value-type="string">
            <text:p>CONDICION</text:p>
          </table:table-cell>
          <table:table-cell table:style-name="ce3" office:value-type="string">
            <text:p>CODIGO DEP</text:p>
          </table:table-cell>
          <table:table-cell table:style-name="ce3" office:value-type="string">
            <text:p>PROGRAMA</text:p>
          </table:table-cell>
          <table:table-cell table:style-name="ce3" office:value-type="string">
            <text:p>SUB PROGRA</text:p>
          </table:table-cell>
          <table:table-cell table:style-name="ce3" office:value-type="string">
            <text:p>ACTIVIDAD</text:p>
          </table:table-cell>
          <table:table-cell table:style-name="ce3" office:value-type="string">
            <text:p>SUB ACTIV1</text:p>
          </table:table-cell>
          <table:table-cell table:style-name="ce6" office:value-type="string">
            <text:p>SINESSS</text:p>
          </table:table-cell>
          <table:table-cell table:style-name="ce6" office:value-type="string">
            <text:p>FED-CUT</text:p>
          </table:table-cell>
          <table:table-cell table:style-name="ce6" office:value-type="string">
            <text:p>FAMENSSALUD</text:p>
          </table:table-cell>
          <table:table-cell table:style-name="ce1" office:value-type="string">
            <text:p>N°</text:p>
          </table:table-cell>
          <table:table-cell table:style-name="ce7" office:value-type="string">
            <text:p>agremiados a:</text:p>
          </table:table-cell>
          <table:table-cell table:number-columns-repeated="24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98788">
            <text:p>1498788</text:p>
          </table:table-cell>
          <table:table-cell office:value-type="string">
            <text:p>BULEJE ESPINOZA FREDY RUTH</text:p>
          </table:table-cell>
          <table:table-cell office:value-type="string">
            <text:p>ENFERMERA 5</text:p>
          </table:table-cell>
          <table:table-cell office:value-type="date" office:date-value="1980-07-15">
            <text:p>15/07/1980</text:p>
          </table:table-cell>
          <table:table-cell office:value-type="string">
            <text:p>NOMBRADO</text:p>
          </table:table-cell>
          <table:table-cell office:value-type="string">
            <text:p>02050102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1">
            <text:p>1</text:p>
          </table:table-cell>
          <table:table-cell table:formula="of:=CONCATENATE([.L2];&quot; &quot;;[.M2];&quot; &quot;;[.N2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18316">
            <text:p>1518316</text:p>
          </table:table-cell>
          <table:table-cell office:value-type="string">
            <text:p>GUTIERREZ RODRIGUEZ HELDY RUTH</text:p>
          </table:table-cell>
          <table:table-cell office:value-type="string">
            <text:p>ENFERMERA 5</text:p>
          </table:table-cell>
          <table:table-cell office:value-type="date" office:date-value="1982-08-02">
            <text:p>02/08/1982</text:p>
          </table:table-cell>
          <table:table-cell office:value-type="string">
            <text:p>NOMBRADO</text:p>
          </table:table-cell>
          <table:table-cell office:value-type="string">
            <text:p>020501020201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L3];&quot; &quot;;[.M3];&quot; &quot;;[.N3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10375">
            <text:p>1410375</text:p>
          </table:table-cell>
          <table:table-cell office:value-type="string">
            <text:p>VALERA AREDO ALICIA</text:p>
          </table:table-cell>
          <table:table-cell office:value-type="string">
            <text:p>ENFERMERA 5</text:p>
          </table:table-cell>
          <table:table-cell office:value-type="date" office:date-value="1981-05-20">
            <text:p>20/05/1981</text:p>
          </table:table-cell>
          <table:table-cell office:value-type="string">
            <text:p>NOMBRADO</text:p>
          </table:table-cell>
          <table:table-cell office:value-type="string">
            <text:p>02050204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L4];&quot; &quot;;[.M4];&quot; &quot;;[.N4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97653">
            <text:p>1397653</text:p>
          </table:table-cell>
          <table:table-cell office:value-type="string">
            <text:p>AGUIRRE ABRILL ANA MARIA VICENTINA</text:p>
          </table:table-cell>
          <table:table-cell office:value-type="string">
            <text:p>ENFERMERA 5</text:p>
          </table:table-cell>
          <table:table-cell office:value-type="date" office:date-value="1980-03-06">
            <text:p>06/03/1980</text:p>
          </table:table-cell>
          <table:table-cell office:value-type="string">
            <text:p>NOMBRADO</text:p>
          </table:table-cell>
          <table:table-cell office:value-type="string">
            <text:p>02050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L5];&quot; &quot;;[.M5];&quot; &quot;;[.N5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89549">
            <text:p>2089549</text:p>
          </table:table-cell>
          <table:table-cell office:value-type="string">
            <text:p>ALFARO PALACIOS PERPETUA</text:p>
          </table:table-cell>
          <table:table-cell office:value-type="string">
            <text:p>ENFERMERA 5</text:p>
          </table:table-cell>
          <table:table-cell office:value-type="date" office:date-value="1987-11-26">
            <text:p>26/11/1987</text:p>
          </table:table-cell>
          <table:table-cell office:value-type="string">
            <text:p>NOMBRADO</text:p>
          </table:table-cell>
          <table:table-cell office:value-type="string">
            <text:p>02050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L6];&quot; &quot;;[.M6];&quot; &quot;;[.N6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0236">
            <text:p>1910236</text:p>
          </table:table-cell>
          <table:table-cell office:value-type="string">
            <text:p>AVALOS MORENO MARIA DEL ROSARIO</text:p>
          </table:table-cell>
          <table:table-cell office:value-type="string">
            <text:p>ENFERMERA 5</text:p>
          </table:table-cell>
          <table:table-cell office:value-type="date" office:date-value="1987-05-06">
            <text:p>06/05/1987</text:p>
          </table:table-cell>
          <table:table-cell office:value-type="string">
            <text:p>NOMBRADO</text:p>
          </table:table-cell>
          <table:table-cell office:value-type="string">
            <text:p>02050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 office:value-type="string">
            <text:p>CU</text:p>
          </table:table-cell>
          <table:table-cell office:value-type="string">
            <text:p>FA</text:p>
          </table:table-cell>
          <table:table-cell office:value-type="float" office:value="11">
            <text:p>11</text:p>
          </table:table-cell>
          <table:table-cell table:formula="of:=CONCATENATE([.L7];&quot; &quot;;[.M7];&quot; &quot;;[.N7])" office:value-type="string" office:string-value="SI CU FA">
            <text:p>SI CU FA</text:p>
          </table:table-cell>
          <table:table-cell table:number-columns-repeated="24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080215">
            <text:p>2080215</text:p>
          </table:table-cell>
          <table:table-cell office:value-type="string">
            <text:p>ZAQUINAULA ARANDA JESUS SOCORRO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050307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I G.Lanatta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 office:value-type="string">
            <text:p>CU</text:p>
          </table:table-cell>
          <table:table-cell office:value-type="string">
            <text:p>FA</text:p>
          </table:table-cell>
          <table:table-cell office:value-type="float" office:value="98">
            <text:p>98</text:p>
          </table:table-cell>
          <table:table-cell table:formula="of:=CONCATENATE([.L8];&quot; &quot;;[.M8];&quot; &quot;;[.N8])" office:value-type="string" office:string-value="SI CU FA">
            <text:p>SI CU FA</text:p>
          </table:table-cell>
          <table:table-cell table:number-columns-repeated="24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106641">
            <text:p>2106641</text:p>
          </table:table-cell>
          <table:table-cell office:value-type="string">
            <text:p>ARISTONDO RUIZ DORA INES</text:p>
          </table:table-cell>
          <table:table-cell office:value-type="string">
            <text:p>ENFERMERA 5</text:p>
          </table:table-cell>
          <table:table-cell office:value-type="date" office:date-value="1987-12-01">
            <text:p>01/12/1987</text:p>
          </table:table-cell>
          <table:table-cell office:value-type="string">
            <text:p>NOMBRADO</text:p>
          </table:table-cell>
          <table:table-cell office:value-type="string">
            <text:p>02050404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 M Molina</text:p>
          </table:table-cell>
          <table:table-cell office:value-type="string">
            <text:p>S Ayu Diag Tr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99">
            <text:p>99</text:p>
          </table:table-cell>
          <table:table-cell table:formula="of:=CONCATENATE([.L9];&quot; &quot;;[.M9];&quot; &quot;;[.N9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031745">
            <text:p>4031745</text:p>
          </table:table-cell>
          <table:table-cell office:value-type="string">
            <text:p>PEREZ MONTOYA ANABELLA LUCIA</text:p>
          </table:table-cell>
          <table:table-cell office:value-type="string">
            <text:p>ENFERMERA 3</text:p>
          </table:table-cell>
          <table:table-cell office:value-type="date" office:date-value="2000-02-07">
            <text:p>07/02/2000</text:p>
          </table:table-cell>
          <table:table-cell office:value-type="string">
            <text:p>CONTRATADO</text:p>
          </table:table-cell>
          <table:table-cell office:value-type="string">
            <text:p>020501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CONCATENATE([.L10];&quot; &quot;;[.M10];&quot; &quot;;[.N10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625989">
            <text:p>4625989</text:p>
          </table:table-cell>
          <table:table-cell office:value-type="string">
            <text:p>CAMPOS ZACARIAS MARTHA BEATRIZ</text:p>
          </table:table-cell>
          <table:table-cell office:value-type="string">
            <text:p>ENFERMERA 2</text:p>
          </table:table-cell>
          <table:table-cell office:value-type="date" office:date-value="2006-03-10">
            <text:p>10/03/2006</text:p>
          </table:table-cell>
          <table:table-cell office:value-type="string">
            <text:p>CONTRATADO</text:p>
          </table:table-cell>
          <table:table-cell office:value-type="string">
            <text:p>02050204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21">
            <text:p>121</text:p>
          </table:table-cell>
          <table:table-cell table:formula="of:=CONCATENATE([.L11];&quot; &quot;;[.M11];&quot; &quot;;[.N11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2532138">
            <text:p>2532138</text:p>
          </table:table-cell>
          <table:table-cell office:value-type="string">
            <text:p>ZUNIGA PACO LUPE</text:p>
          </table:table-cell>
          <table:table-cell office:value-type="string">
            <text:p>ENFERMERA 5</text:p>
          </table:table-cell>
          <table:table-cell office:value-type="date" office:date-value="1980-06-01">
            <text:p>01/06/1980</text:p>
          </table:table-cell>
          <table:table-cell office:value-type="string">
            <text:p>NOMBRADO</text:p>
          </table:table-cell>
          <table:table-cell office:value-type="string">
            <text:p>02060308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H III Emg.Grau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055">
            <text:p>1055</text:p>
          </table:table-cell>
          <table:table-cell table:formula="of:=CONCATENATE([.L12];&quot; &quot;;[.M12];&quot; &quot;;[.N12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1677490">
            <text:p>1677490</text:p>
          </table:table-cell>
          <table:table-cell office:value-type="string">
            <text:p>AJALCRINA RUIZ ROSA CECILIA</text:p>
          </table:table-cell>
          <table:table-cell office:value-type="string">
            <text:p>ENFERMERA 5</text:p>
          </table:table-cell>
          <table:table-cell office:value-type="date" office:date-value="1986-06-01">
            <text:p>01/06/1986</text:p>
          </table:table-cell>
          <table:table-cell office:value-type="string">
            <text:p>NOMBRADO</text:p>
          </table:table-cell>
          <table:table-cell office:value-type="string">
            <text:p>02060407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H II Vitarte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1056">
            <text:p>1056</text:p>
          </table:table-cell>
          <table:table-cell table:formula="of:=CONCATENATE([.L13];&quot; &quot;;[.M13];&quot; &quot;;[.N13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1825876">
            <text:p>1825876</text:p>
          </table:table-cell>
          <table:table-cell office:value-type="string">
            <text:p>RUIZ LOPEZ ZARITA ELIZABETH</text:p>
          </table:table-cell>
          <table:table-cell office:value-type="string">
            <text:p>ENFERMERA 5</text:p>
          </table:table-cell>
          <table:table-cell office:value-type="date" office:date-value="1986-09-23">
            <text:p>23/09/1986</text:p>
          </table:table-cell>
          <table:table-cell office:value-type="string">
            <text:p>NOMBRADO</text:p>
          </table:table-cell>
          <table:table-cell office:value-type="string">
            <text:p>02590106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Almenar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1115">
            <text:p>1115</text:p>
          </table:table-cell>
          <table:table-cell table:formula="of:=CONCATENATE([.L14];&quot; &quot;;[.M14];&quot; &quot;;[.N14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4049174">
            <text:p>4049174</text:p>
          </table:table-cell>
          <table:table-cell office:value-type="string">
            <text:p>AVILA QUINTERO VITKA EDITH</text:p>
          </table:table-cell>
          <table:table-cell office:value-type="string">
            <text:p>ENFERMERA 3</text:p>
          </table:table-cell>
          <table:table-cell office:value-type="date" office:date-value="2000-03-21">
            <text:p>21/03/2000</text:p>
          </table:table-cell>
          <table:table-cell office:value-type="string">
            <text:p>CONTRATADO</text:p>
          </table:table-cell>
          <table:table-cell office:value-type="string">
            <text:p>02060205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G.HN Almenara</text:p>
          </table:table-cell>
          <table:table-cell office:value-type="string">
            <text:p>Dpt Enfermeria</text:p>
          </table:table-cell>
          <table:table-cell/>
          <table:table-cell office:value-type="string">
            <text:p>CU</text:p>
          </table:table-cell>
          <table:table-cell/>
          <table:table-cell office:value-type="float" office:value="1126">
            <text:p>1126</text:p>
          </table:table-cell>
          <table:table-cell table:formula="of:=CONCATENATE([.L15];&quot; &quot;;[.M15];&quot; &quot;;[.N15])" office:value-type="string" office:string-value=" CU ">
            <text:p><text:s/>CU </text:p>
          </table:table-cell>
          <table:table-cell table:number-columns-repeated="241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75448">
            <text:p>1775448</text:p>
          </table:table-cell>
          <table:table-cell office:value-type="string">
            <text:p>TRAUCO DAVILA DE LEON JUANA</text:p>
          </table:table-cell>
          <table:table-cell office:value-type="string">
            <text:p>ENFERMERA 5</text:p>
          </table:table-cell>
          <table:table-cell office:value-type="date" office:date-value="1977-12-01">
            <text:p>01/12/1977</text:p>
          </table:table-cell>
          <table:table-cell office:value-type="string">
            <text:p>NOMBRADO</text:p>
          </table:table-cell>
          <table:table-cell office:value-type="string">
            <text:p>0207010701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/>
          <table:table-cell office:value-type="string">
            <text:p>CU</text:p>
          </table:table-cell>
          <table:table-cell office:value-type="string">
            <text:p>FA</text:p>
          </table:table-cell>
          <table:table-cell office:value-type="float" office:value="2010">
            <text:p>2010</text:p>
          </table:table-cell>
          <table:table-cell table:formula="of:=CONCATENATE([.L16];&quot; &quot;;[.M16];&quot; &quot;;[.N16])" office:value-type="string" office:string-value=" CU FA">
            <text:p><text:s/>CU FA</text:p>
          </table:table-cell>
          <table:table-cell table:number-columns-repeated="241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530094">
            <text:p>2530094</text:p>
          </table:table-cell>
          <table:table-cell office:value-type="string">
            <text:p>YARINGANO PAZ DE SANCHEZ MARIA DEL CARME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07010701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table:number-columns-repeated="3"/>
          <table:table-cell office:value-type="float" office:value="2011">
            <text:p>2011</text:p>
          </table:table-cell>
          <table:table-cell table:formula="of:=CONCATENATE([.L17];&quot; &quot;;[.M17];&quot; &quot;;[.N17])" office:value-type="string" office:string-value="  ">
            <text:p><text:s text:c="2"/></text:p>
          </table:table-cell>
          <table:table-cell table:number-columns-repeated="241"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48513">
            <text:p>1648513</text:p>
          </table:table-cell>
          <table:table-cell office:value-type="string">
            <text:p>FUDINO CARBAJAL ROSSANA ESTHER</text:p>
          </table:table-cell>
          <table:table-cell office:value-type="string">
            <text:p>ENFERMERA 5</text:p>
          </table:table-cell>
          <table:table-cell office:value-type="date" office:date-value="1985-06-18">
            <text:p>18/06/1985</text:p>
          </table:table-cell>
          <table:table-cell office:value-type="string">
            <text:p>NOMBRADO</text:p>
          </table:table-cell>
          <table:table-cell office:value-type="string">
            <text:p>0207010801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Adm Reg Med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CONCATENATE([.L18];&quot; &quot;;[.M18];&quot; &quot;;[.N18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31155">
            <text:p>1531155</text:p>
          </table:table-cell>
          <table:table-cell office:value-type="string">
            <text:p>RONCAL VARGAS ROSA ELVIRA</text:p>
          </table:table-cell>
          <table:table-cell office:value-type="string">
            <text:p>ENFERMERA 5</text:p>
          </table:table-cell>
          <table:table-cell office:value-type="date" office:date-value="1981-12-03">
            <text:p>03/12/1981</text:p>
          </table:table-cell>
          <table:table-cell office:value-type="string">
            <text:p>NOMBRADO</text:p>
          </table:table-cell>
          <table:table-cell office:value-type="string">
            <text:p>0207020801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 HN Rebagliat</text:p>
          </table:table-cell>
          <table:table-cell office:value-type="string">
            <text:p>Ger Clinic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2013">
            <text:p>2013</text:p>
          </table:table-cell>
          <table:table-cell table:formula="of:=CONCATENATE([.L19];&quot; &quot;;[.M19];&quot; &quot;;[.N19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075470">
            <text:p>2075470</text:p>
          </table:table-cell>
          <table:table-cell office:value-type="string">
            <text:p>ANDIA MANCILLA GLADIS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0702090803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 HN Rebagliat</text:p>
          </table:table-cell>
          <table:table-cell office:value-type="string">
            <text:p>G Apoyo Diag T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2014">
            <text:p>2014</text:p>
          </table:table-cell>
          <table:table-cell table:formula="of:=CONCATENATE([.L20];&quot; &quot;;[.M20];&quot; &quot;;[.N20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4259">
            <text:p>4259</text:p>
          </table:table-cell>
          <table:table-cell office:value-type="float" office:value="2067041">
            <text:p>2067041</text:p>
          </table:table-cell>
          <table:table-cell office:value-type="string">
            <text:p>RIOJAS REYES ARACELI VICTORIA</text:p>
          </table:table-cell>
          <table:table-cell office:value-type="string">
            <text:p>ENFERMERA 5</text:p>
          </table:table-cell>
          <table:table-cell office:value-type="date" office:date-value="1987-09-23">
            <text:p>23/09/1987</text:p>
          </table:table-cell>
          <table:table-cell office:value-type="string">
            <text:p>NOMBRADO</text:p>
          </table:table-cell>
          <table:table-cell office:value-type="string">
            <text:p>0210010702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Ger.Red Asist.</text:p>
          </table:table-cell>
          <table:table-cell office:value-type="string">
            <text:p>Of Coord Prest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4259">
            <text:p>4259</text:p>
          </table:table-cell>
          <table:table-cell table:formula="of:=CONCATENATE([.L21];&quot; &quot;;[.M21];&quot; &quot;;[.N21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4260">
            <text:p>4260</text:p>
          </table:table-cell>
          <table:table-cell office:value-type="float" office:value="1762456">
            <text:p>1762456</text:p>
          </table:table-cell>
          <table:table-cell office:value-type="string">
            <text:p>AGREDA ALVAREZ MARIA ELENA</text:p>
          </table:table-cell>
          <table:table-cell office:value-type="string">
            <text:p>ENFERMERA 5</text:p>
          </table:table-cell>
          <table:table-cell office:value-type="date" office:date-value="1977-10-01">
            <text:p>01/10/1977</text:p>
          </table:table-cell>
          <table:table-cell office:value-type="string">
            <text:p>NOMBRADO</text:p>
          </table:table-cell>
          <table:table-cell office:value-type="string">
            <text:p>0210020400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HN Aguinaga</text:p>
          </table:table-cell>
          <table:table-cell office:value-type="string">
            <text:p>Dpt Enfermeri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4260">
            <text:p>4260</text:p>
          </table:table-cell>
          <table:table-cell table:formula="of:=CONCATENATE([.L22];&quot; &quot;;[.M22];&quot; &quot;;[.N22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4932">
            <text:p>4932</text:p>
          </table:table-cell>
          <table:table-cell office:value-type="float" office:value="2486262">
            <text:p>2486262</text:p>
          </table:table-cell>
          <table:table-cell office:value-type="string">
            <text:p>TORREJON AZALDE AMALIA NOEMI</text:p>
          </table:table-cell>
          <table:table-cell office:value-type="string">
            <text:p>ENFERMERA 5</text:p>
          </table:table-cell>
          <table:table-cell office:value-type="date" office:date-value="1988-03-01">
            <text:p>01/03/1988</text:p>
          </table:table-cell>
          <table:table-cell office:value-type="string">
            <text:p>NOMBRADO</text:p>
          </table:table-cell>
          <table:table-cell office:value-type="string">
            <text:p>021402040000</text:p>
          </table:table-cell>
          <table:table-cell office:value-type="string">
            <text:p>SALUD</text:p>
          </table:table-cell>
          <table:table-cell office:value-type="string">
            <text:p>RA Tarapoto</text:p>
          </table:table-cell>
          <table:table-cell office:value-type="string">
            <text:p>D HII Tarapoto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4932">
            <text:p>4932</text:p>
          </table:table-cell>
          <table:table-cell table:formula="of:=CONCATENATE([.L23];&quot; &quot;;[.M23];&quot; &quot;;[.N23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4933">
            <text:p>4933</text:p>
          </table:table-cell>
          <table:table-cell office:value-type="float" office:value="2480200">
            <text:p>2480200</text:p>
          </table:table-cell>
          <table:table-cell office:value-type="string">
            <text:p>CRUZ VALDIVIA JUANA</text:p>
          </table:table-cell>
          <table:table-cell office:value-type="string">
            <text:p>ENFERMERA 5</text:p>
          </table:table-cell>
          <table:table-cell office:value-type="date" office:date-value="1988-03-01">
            <text:p>01/03/1988</text:p>
          </table:table-cell>
          <table:table-cell office:value-type="string">
            <text:p>NOMBRADO</text:p>
          </table:table-cell>
          <table:table-cell office:value-type="string">
            <text:p>021403040300</text:p>
          </table:table-cell>
          <table:table-cell office:value-type="string">
            <text:p>SALUD</text:p>
          </table:table-cell>
          <table:table-cell office:value-type="string">
            <text:p>RA Tarapoto</text:p>
          </table:table-cell>
          <table:table-cell office:value-type="string">
            <text:p>H I Juanjui</text:p>
          </table:table-cell>
          <table:table-cell office:value-type="string">
            <text:p>S Ayu Diag Tra</text:p>
          </table:table-cell>
          <table:table-cell office:value-type="string">
            <text:p>SI</text:p>
          </table:table-cell>
          <table:table-cell office:value-type="string">
            <text:p>CU</text:p>
          </table:table-cell>
          <table:table-cell/>
          <table:table-cell office:value-type="float" office:value="4933">
            <text:p>4933</text:p>
          </table:table-cell>
          <table:table-cell table:formula="of:=CONCATENATE([.L24];&quot; &quot;;[.M24];&quot; &quot;;[.N24])" office:value-type="string" office:string-value="SI CU ">
            <text:p>SI CU </text:p>
          </table:table-cell>
          <table:table-cell table:number-columns-repeated="241"/>
        </table:table-row>
        <table:table-row table:style-name="ro2">
          <table:table-cell office:value-type="float" office:value="6337">
            <text:p>6337</text:p>
          </table:table-cell>
          <table:table-cell office:value-type="float" office:value="4764798">
            <text:p>4764798</text:p>
          </table:table-cell>
          <table:table-cell office:value-type="string">
            <text:p>HUAMAN AMAO MARTHA JULIA</text:p>
          </table:table-cell>
          <table:table-cell office:value-type="string">
            <text:p>ENFERMERA 2</text:p>
          </table:table-cell>
          <table:table-cell office:value-type="date" office:date-value="2007-11-30">
            <text:p>30/11/2007</text:p>
          </table:table-cell>
          <table:table-cell office:value-type="string">
            <text:p>CONTRATADO</text:p>
          </table:table-cell>
          <table:table-cell office:value-type="string">
            <text:p>022101040100</text:p>
          </table:table-cell>
          <table:table-cell office:value-type="string">
            <text:p>SALUD</text:p>
          </table:table-cell>
          <table:table-cell office:value-type="string">
            <text:p>RA Tacna</text:p>
          </table:table-cell>
          <table:table-cell office:value-type="string">
            <text:p>Dir.Red Asist</text:p>
          </table:table-cell>
          <table:table-cell office:value-type="string">
            <text:p>U Pres.Ec.y So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6337">
            <text:p>6337</text:p>
          </table:table-cell>
          <table:table-cell table:formula="of:=CONCATENATE([.L25];&quot; &quot;;[.M25];&quot; &quot;;[.N25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6338">
            <text:p>6338</text:p>
          </table:table-cell>
          <table:table-cell office:value-type="float" office:value="4428611">
            <text:p>4428611</text:p>
          </table:table-cell>
          <table:table-cell office:value-type="string">
            <text:p>ACHO PONGO SUSANA MIRIAM</text:p>
          </table:table-cell>
          <table:table-cell office:value-type="string">
            <text:p>ENFERMERA 3</text:p>
          </table:table-cell>
          <table:table-cell office:value-type="date" office:date-value="2002-05-13">
            <text:p>13/05/2002</text:p>
          </table:table-cell>
          <table:table-cell office:value-type="string">
            <text:p>CONTRATADO</text:p>
          </table:table-cell>
          <table:table-cell office:value-type="string">
            <text:p>022102060000</text:p>
          </table:table-cell>
          <table:table-cell office:value-type="string">
            <text:p>SALUD</text:p>
          </table:table-cell>
          <table:table-cell office:value-type="string">
            <text:p>RA Tacna</text:p>
          </table:table-cell>
          <table:table-cell office:value-type="string">
            <text:p>D HIII A.Carri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6338">
            <text:p>6338</text:p>
          </table:table-cell>
          <table:table-cell table:formula="of:=CONCATENATE([.L26];&quot; &quot;;[.M26];&quot; &quot;;[.N26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6431">
            <text:p>6431</text:p>
          </table:table-cell>
          <table:table-cell office:value-type="float" office:value="3737535">
            <text:p>3737535</text:p>
          </table:table-cell>
          <table:table-cell office:value-type="string">
            <text:p>ESCALANTE CARRASCO LADDY IVONNE</text:p>
          </table:table-cell>
          <table:table-cell office:value-type="string">
            <text:p>ENFERMERA 3</text:p>
          </table:table-cell>
          <table:table-cell office:value-type="date" office:date-value="2000-01-04">
            <text:p>04/01/2000</text:p>
          </table:table-cell>
          <table:table-cell office:value-type="string">
            <text:p>CONTRATADO</text:p>
          </table:table-cell>
          <table:table-cell office:value-type="string">
            <text:p>025803210100</text:p>
          </table:table-cell>
          <table:table-cell office:value-type="string">
            <text:p>SALUD</text:p>
          </table:table-cell>
          <table:table-cell office:value-type="string">
            <text:p>GC Pre.Soc.y</text:p>
          </table:table-cell>
          <table:table-cell office:value-type="string">
            <text:p>G.Pre.Sociales</text:p>
          </table:table-cell>
          <table:table-cell office:value-type="string">
            <text:p>RA Tacn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6431">
            <text:p>6431</text:p>
          </table:table-cell>
          <table:table-cell table:formula="of:=CONCATENATE([.L27];&quot; &quot;;[.M27];&quot; &quot;;[.N27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6432">
            <text:p>6432</text:p>
          </table:table-cell>
          <table:table-cell office:value-type="float" office:value="4888186">
            <text:p>4888186</text:p>
          </table:table-cell>
          <table:table-cell office:value-type="string">
            <text:p>MACHACA CUZI LIVIA VIRGINIA</text:p>
          </table:table-cell>
          <table:table-cell office:value-type="string">
            <text:p>ENFERMERA 1</text:p>
          </table:table-cell>
          <table:table-cell office:value-type="date" office:date-value="2010-08-16">
            <text:p>16/08/2010</text:p>
          </table:table-cell>
          <table:table-cell office:value-type="string">
            <text:p>CONTRATADO</text:p>
          </table:table-cell>
          <table:table-cell office:value-type="string">
            <text:p>022102060000</text:p>
          </table:table-cell>
          <table:table-cell office:value-type="string">
            <text:p>SALUD</text:p>
          </table:table-cell>
          <table:table-cell office:value-type="string">
            <text:p>RA Tacna</text:p>
          </table:table-cell>
          <table:table-cell office:value-type="string">
            <text:p>D HIII A.Carri</text:p>
          </table:table-cell>
          <table:table-cell office:value-type="string">
            <text:p>S Enfermeri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6432">
            <text:p>6432</text:p>
          </table:table-cell>
          <table:table-cell table:formula="of:=CONCATENATE([.L28];&quot; &quot;;[.M28];&quot; &quot;;[.N28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6518">
            <text:p>6518</text:p>
          </table:table-cell>
          <table:table-cell office:value-type="float" office:value="5585982">
            <text:p>5585982</text:p>
          </table:table-cell>
          <table:table-cell office:value-type="string">
            <text:p>CALLE CATACORA DIANA LIZBETH</text:p>
          </table:table-cell>
          <table:table-cell office:value-type="string">
            <text:p>ENFERMERA SERUM</text:p>
          </table:table-cell>
          <table:table-cell office:value-type="date" office:date-value="2013-05-10">
            <text:p>10/05/2013</text:p>
          </table:table-cell>
          <table:table-cell office:value-type="string">
            <text:p>CONTRATADO</text:p>
          </table:table-cell>
          <table:table-cell office:value-type="string">
            <text:p>022205040300</text:p>
          </table:table-cell>
          <table:table-cell office:value-type="string">
            <text:p>SALUD</text:p>
          </table:table-cell>
          <table:table-cell office:value-type="string">
            <text:p>RA Puno</text:p>
          </table:table-cell>
          <table:table-cell office:value-type="string">
            <text:p>Pol. Ilave</text:p>
          </table:table-cell>
          <table:table-cell office:value-type="string">
            <text:p>S Ayu Diag Tra</text:p>
          </table:table-cell>
          <table:table-cell table:number-columns-repeated="3"/>
          <table:table-cell office:value-type="float" office:value="6518">
            <text:p>6518</text:p>
          </table:table-cell>
          <table:table-cell table:formula="of:=CONCATENATE([.L29];&quot; &quot;;[.M29];&quot; &quot;;[.N29])" office:value-type="string" office:string-value="  ">
            <text:p><text:s text:c="2"/></text:p>
          </table:table-cell>
          <table:table-cell table:number-columns-repeated="241"/>
        </table:table-row>
        <table:table-row table:style-name="ro2">
          <table:table-cell office:value-type="float" office:value="6519">
            <text:p>6519</text:p>
          </table:table-cell>
          <table:table-cell office:value-type="float" office:value="1361719">
            <text:p>1361719</text:p>
          </table:table-cell>
          <table:table-cell office:value-type="string">
            <text:p>CACERES MALDONADO ELENA</text:p>
          </table:table-cell>
          <table:table-cell office:value-type="string">
            <text:p>ENFERMERA 5</text:p>
          </table:table-cell>
          <table:table-cell office:value-type="date" office:date-value="1981-04-06">
            <text:p>06/04/1981</text:p>
          </table:table-cell>
          <table:table-cell office:value-type="string">
            <text:p>NOMBRADO</text:p>
          </table:table-cell>
          <table:table-cell office:value-type="string">
            <text:p>022301020300</text:p>
          </table:table-cell>
          <table:table-cell office:value-type="string">
            <text:p>SALUD</text:p>
          </table:table-cell>
          <table:table-cell office:value-type="string">
            <text:p>RA Ica</text:p>
          </table:table-cell>
          <table:table-cell office:value-type="string">
            <text:p>Ger.Red Asist.</text:p>
          </table:table-cell>
          <table:table-cell office:value-type="string">
            <text:p>Of Pla Calidad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6519">
            <text:p>6519</text:p>
          </table:table-cell>
          <table:table-cell table:formula="of:=CONCATENATE([.L30];&quot; &quot;;[.M30];&quot; &quot;;[.N30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6520">
            <text:p>6520</text:p>
          </table:table-cell>
          <table:table-cell office:value-type="float" office:value="1498846">
            <text:p>1498846</text:p>
          </table:table-cell>
          <table:table-cell office:value-type="string">
            <text:p>BENDEZU DAVILA CARMEN ROSA</text:p>
          </table:table-cell>
          <table:table-cell office:value-type="string">
            <text:p>ENFERMERA 5</text:p>
          </table:table-cell>
          <table:table-cell office:value-type="date" office:date-value="1980-03-04">
            <text:p>04/03/1980</text:p>
          </table:table-cell>
          <table:table-cell office:value-type="string">
            <text:p>NOMBRADO</text:p>
          </table:table-cell>
          <table:table-cell office:value-type="string">
            <text:p>022302040300</text:p>
          </table:table-cell>
          <table:table-cell office:value-type="string">
            <text:p>SALUD</text:p>
          </table:table-cell>
          <table:table-cell office:value-type="string">
            <text:p>RA Ica</text:p>
          </table:table-cell>
          <table:table-cell office:value-type="string">
            <text:p>H I Torrealva</text:p>
          </table:table-cell>
          <table:table-cell office:value-type="string">
            <text:p>S Ayu Diag Tra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6520">
            <text:p>6520</text:p>
          </table:table-cell>
          <table:table-cell table:formula="of:=CONCATENATE([.L31];&quot; &quot;;[.M31];&quot; &quot;;[.N31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8145">
            <text:p>8145</text:p>
          </table:table-cell>
          <table:table-cell office:value-type="float" office:value="4892320">
            <text:p>4892320</text:p>
          </table:table-cell>
          <table:table-cell office:value-type="string">
            <text:p>SOLANO CHUQUIN DEISSY</text:p>
          </table:table-cell>
          <table:table-cell office:value-type="string">
            <text:p>ENFERMERA 2</text:p>
          </table:table-cell>
          <table:table-cell office:value-type="date" office:date-value="2008-09-23">
            <text:p>23/09/2008</text:p>
          </table:table-cell>
          <table:table-cell office:value-type="string">
            <text:p>CONTRATADO</text:p>
          </table:table-cell>
          <table:table-cell office:value-type="string">
            <text:p>0239011102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SI</text:p>
          </table:table-cell>
          <table:table-cell office:value-type="string">
            <text:p>CU</text:p>
          </table:table-cell>
          <table:table-cell/>
          <table:table-cell office:value-type="float" office:value="8145">
            <text:p>8145</text:p>
          </table:table-cell>
          <table:table-cell table:formula="of:=CONCATENATE([.L32];&quot; &quot;;[.M32];&quot; &quot;;[.N32])" office:value-type="string" office:string-value="SI CU ">
            <text:p>SI CU </text:p>
          </table:table-cell>
          <table:table-cell table:number-columns-repeated="241"/>
        </table:table-row>
        <table:table-row table:style-name="ro2">
          <table:table-cell office:value-type="float" office:value="8146">
            <text:p>8146</text:p>
          </table:table-cell>
          <table:table-cell office:value-type="float" office:value="4724778">
            <text:p>4724778</text:p>
          </table:table-cell>
          <table:table-cell office:value-type="string">
            <text:p>TORPOCO RODRIGUEZ SARA KARINA</text:p>
          </table:table-cell>
          <table:table-cell office:value-type="string">
            <text:p>ENFERMERA 2</text:p>
          </table:table-cell>
          <table:table-cell office:value-type="date" office:date-value="2007-08-01">
            <text:p>01/08/2007</text:p>
          </table:table-cell>
          <table:table-cell office:value-type="string">
            <text:p>CONTRATADO</text:p>
          </table:table-cell>
          <table:table-cell office:value-type="string">
            <text:p>0239011102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146">
            <text:p>8146</text:p>
          </table:table-cell>
          <table:table-cell table:formula="of:=CONCATENATE([.L33];&quot; &quot;;[.M33];&quot; &quot;;[.N33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222">
            <text:p>8222</text:p>
          </table:table-cell>
          <table:table-cell office:value-type="float" office:value="1513068">
            <text:p>1513068</text:p>
          </table:table-cell>
          <table:table-cell office:value-type="string">
            <text:p>VALLE CISNEROS JOBITA ISABEL</text:p>
          </table:table-cell>
          <table:table-cell office:value-type="string">
            <text:p>ENFERMERA 5</text:p>
          </table:table-cell>
          <table:table-cell office:value-type="date" office:date-value="1984-05-28">
            <text:p>28/05/1984</text:p>
          </table:table-cell>
          <table:table-cell office:value-type="string">
            <text:p>NOMBRADO</text:p>
          </table:table-cell>
          <table:table-cell office:value-type="string">
            <text:p>0246010101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8222">
            <text:p>8222</text:p>
          </table:table-cell>
          <table:table-cell table:formula="of:=CONCATENATE([.L34];&quot; &quot;;[.M34];&quot; &quot;;[.N34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8223">
            <text:p>8223</text:p>
          </table:table-cell>
          <table:table-cell office:value-type="float" office:value="2439438">
            <text:p>2439438</text:p>
          </table:table-cell>
          <table:table-cell office:value-type="string">
            <text:p>CARDENAS MONAGO OLINDA</text:p>
          </table:table-cell>
          <table:table-cell office:value-type="string">
            <text:p>ENFERMERA 5</text:p>
          </table:table-cell>
          <table:table-cell office:value-type="date" office:date-value="1988-09-01">
            <text:p>01/09/1988</text:p>
          </table:table-cell>
          <table:table-cell office:value-type="string">
            <text:p>NOMBRADO</text:p>
          </table:table-cell>
          <table:table-cell office:value-type="string">
            <text:p>025427010100</text:p>
          </table:table-cell>
          <table:table-cell office:value-type="string">
            <text:p>SALUD</text:p>
          </table:table-cell>
          <table:table-cell office:value-type="string">
            <text:p>Org.Ctrol.Ins</text:p>
          </table:table-cell>
          <table:table-cell office:value-type="string">
            <text:p>RA Junin</text:p>
          </table:table-cell>
          <table:table-cell office:value-type="string">
            <text:p>Of Cont desc I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8223">
            <text:p>8223</text:p>
          </table:table-cell>
          <table:table-cell table:formula="of:=CONCATENATE([.L35];&quot; &quot;;[.M35];&quot; &quot;;[.N35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8224">
            <text:p>8224</text:p>
          </table:table-cell>
          <table:table-cell office:value-type="float" office:value="1598712">
            <text:p>1598712</text:p>
          </table:table-cell>
          <table:table-cell office:value-type="string">
            <text:p>AGUIRRE ABRILL BEATRIZ MARCELA</text:p>
          </table:table-cell>
          <table:table-cell office:value-type="string">
            <text:p>ENFERMERA 5</text:p>
          </table:table-cell>
          <table:table-cell office:value-type="date" office:date-value="1985-07-27">
            <text:p>27/07/1985</text:p>
          </table:table-cell>
          <table:table-cell office:value-type="string">
            <text:p>NOMBR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224">
            <text:p>8224</text:p>
          </table:table-cell>
          <table:table-cell table:formula="of:=CONCATENATE([.L36];&quot; &quot;;[.M36];&quot; &quot;;[.N36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225">
            <text:p>8225</text:p>
          </table:table-cell>
          <table:table-cell office:value-type="float" office:value="2496040">
            <text:p>2496040</text:p>
          </table:table-cell>
          <table:table-cell office:value-type="string">
            <text:p>RODRIGUEZ RODRIGUEZ FELIPA GLADYS</text:p>
          </table:table-cell>
          <table:table-cell office:value-type="string">
            <text:p>ENFERMERA 5</text:p>
          </table:table-cell>
          <table:table-cell office:value-type="date" office:date-value="1984-08-08">
            <text:p>08/08/1984</text:p>
          </table:table-cell>
          <table:table-cell office:value-type="string">
            <text:p>NOMBR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8225">
            <text:p>8225</text:p>
          </table:table-cell>
          <table:table-cell table:formula="of:=CONCATENATE([.L37];&quot; &quot;;[.M37];&quot; &quot;;[.N37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8226">
            <text:p>8226</text:p>
          </table:table-cell>
          <table:table-cell office:value-type="float" office:value="2529071">
            <text:p>2529071</text:p>
          </table:table-cell>
          <table:table-cell office:value-type="string">
            <text:p>CALDERON DIAZ ZOILA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226">
            <text:p>8226</text:p>
          </table:table-cell>
          <table:table-cell table:formula="of:=CONCATENATE([.L38];&quot; &quot;;[.M38];&quot; &quot;;[.N38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200015">
            <text:p>1200015</text:p>
          </table:table-cell>
          <table:table-cell office:value-type="string">
            <text:p>MILLONES OLAYA MARIA DEL SOCORRO</text:p>
          </table:table-cell>
          <table:table-cell office:value-type="string">
            <text:p>ENFERMERA 5</text:p>
          </table:table-cell>
          <table:table-cell office:value-type="date" office:date-value="1977-03-10">
            <text:p>10/03/1977</text:p>
          </table:table-cell>
          <table:table-cell office:value-type="string">
            <text:p>NOMBRADO</text:p>
          </table:table-cell>
          <table:table-cell office:value-type="string">
            <text:p>991004040100</text:p>
          </table:table-cell>
          <table:table-cell office:value-type="string">
            <text:p>AFESSALUD</text:p>
          </table:table-cell>
          <table:table-cell office:value-type="string">
            <text:p>Of.Gral.Admin</text:p>
          </table:table-cell>
          <table:table-cell office:value-type="string">
            <text:p>GC Ges Persona</text:p>
          </table:table-cell>
          <table:table-cell office:value-type="string">
            <text:p>G Des Personal</text:p>
          </table:table-cell>
          <table:table-cell table:number-columns-repeated="2"/>
          <table:table-cell office:value-type="string">
            <text:p>FA</text:p>
          </table:table-cell>
          <table:table-cell office:value-type="float" office:value="8227">
            <text:p>8227</text:p>
          </table:table-cell>
          <table:table-cell table:formula="of:=CONCATENATE([.L39];&quot; &quot;;[.M39];&quot; &quot;;[.N39])" office:value-type="string" office:string-value="  FA">
            <text:p><text:s text:c="2"/>FA</text:p>
          </table:table-cell>
          <table:table-cell table:number-columns-repeated="241"/>
        </table:table-row>
        <table:table-row table:style-name="ro2">
          <table:table-cell office:value-type="float" office:value="8228">
            <text:p>8228</text:p>
          </table:table-cell>
          <table:table-cell office:value-type="float" office:value="1552305">
            <text:p>1552305</text:p>
          </table:table-cell>
          <table:table-cell office:value-type="string">
            <text:p>ESPILLCO ANCHAGUA DE SUMARI ANDREA OTILI</text:p>
          </table:table-cell>
          <table:table-cell office:value-type="string">
            <text:p>ENFERMERA 5</text:p>
          </table:table-cell>
          <table:table-cell office:value-type="date" office:date-value="1981-11-26">
            <text:p>26/11/1981</text:p>
          </table:table-cell>
          <table:table-cell office:value-type="string">
            <text:p>NOMBRADO</text:p>
          </table:table-cell>
          <table:table-cell office:value-type="string">
            <text:p>991206010000</text:p>
          </table:table-cell>
          <table:table-cell office:value-type="string">
            <text:p>AFESSALUD</text:p>
          </table:table-cell>
          <table:table-cell office:value-type="string">
            <text:p>OC Plan.y Des</text:p>
          </table:table-cell>
          <table:table-cell office:value-type="string">
            <text:p>G Desarr Insti</text:p>
          </table:table-cell>
          <table:table-cell office:value-type="string">
            <text:p>SG Org y Desar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228">
            <text:p>8228</text:p>
          </table:table-cell>
          <table:table-cell table:formula="of:=CONCATENATE([.L40];&quot; &quot;;[.M40];&quot; &quot;;[.N40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229">
            <text:p>8229</text:p>
          </table:table-cell>
          <table:table-cell office:value-type="float" office:value="1765002">
            <text:p>1765002</text:p>
          </table:table-cell>
          <table:table-cell office:value-type="string">
            <text:p>CARMONA ITURRIA CARLOTA DORIS</text:p>
          </table:table-cell>
          <table:table-cell office:value-type="string">
            <text:p>ENFERMERA 5</text:p>
          </table:table-cell>
          <table:table-cell office:value-type="date" office:date-value="1976-06-01">
            <text:p>01/06/1976</text:p>
          </table:table-cell>
          <table:table-cell office:value-type="string">
            <text:p>NOMBRADO</text:p>
          </table:table-cell>
          <table:table-cell office:value-type="string">
            <text:p>991504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Of Recu Medico</text:p>
          </table:table-cell>
          <table:table-cell office:value-type="string">
            <text:p>Of Eq Medicos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8229">
            <text:p>8229</text:p>
          </table:table-cell>
          <table:table-cell table:formula="of:=CONCATENATE([.L41];&quot; &quot;;[.M41];&quot; &quot;;[.N41])" office:value-type="string" office:string-value="SI  FA">
            <text:p>SI <text:s/>FA</text:p>
          </table:table-cell>
          <table:table-cell table:number-columns-repeated="241"/>
        </table:table-row>
        <table:table-row table:style-name="ro2">
          <table:table-cell office:value-type="float" office:value="8230">
            <text:p>8230</text:p>
          </table:table-cell>
          <table:table-cell office:value-type="float" office:value="1910445">
            <text:p>1910445</text:p>
          </table:table-cell>
          <table:table-cell office:value-type="string">
            <text:p>SALAZAR CASTILLO BLANCA SOLEDAD</text:p>
          </table:table-cell>
          <table:table-cell office:value-type="string">
            <text:p>ENFERMERA 5</text:p>
          </table:table-cell>
          <table:table-cell office:value-type="date" office:date-value="1987-05-06">
            <text:p>06/05/1987</text:p>
          </table:table-cell>
          <table:table-cell office:value-type="string">
            <text:p>NOMBRADO</text:p>
          </table:table-cell>
          <table:table-cell office:value-type="string">
            <text:p>991504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Of Recu Medico</text:p>
          </table:table-cell>
          <table:table-cell office:value-type="string">
            <text:p>Of Eq Medicos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230">
            <text:p>8230</text:p>
          </table:table-cell>
          <table:table-cell table:formula="of:=CONCATENATE([.L42];&quot; &quot;;[.M42];&quot; &quot;;[.N42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231">
            <text:p>8231</text:p>
          </table:table-cell>
          <table:table-cell office:value-type="float" office:value="1708483">
            <text:p>1708483</text:p>
          </table:table-cell>
          <table:table-cell office:value-type="string">
            <text:p>RODRIGUEZ PACHECO NELLY MARUJA</text:p>
          </table:table-cell>
          <table:table-cell office:value-type="string">
            <text:p>ENFERMERA 5</text:p>
          </table:table-cell>
          <table:table-cell office:value-type="date" office:date-value="1985-06-13">
            <text:p>13/06/1985</text:p>
          </table:table-cell>
          <table:table-cell office:value-type="string">
            <text:p>NOMBRADO</text:p>
          </table:table-cell>
          <table:table-cell office:value-type="string">
            <text:p>991506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Pre.Pr.Salud</text:p>
          </table:table-cell>
          <table:table-cell office:value-type="string">
            <text:p>SG Prevencion</text:p>
          </table:table-cell>
          <table:table-cell table:number-columns-repeated="2"/>
          <table:table-cell office:value-type="string">
            <text:p>FA</text:p>
          </table:table-cell>
          <table:table-cell office:value-type="float" office:value="8231">
            <text:p>8231</text:p>
          </table:table-cell>
          <table:table-cell table:formula="of:=CONCATENATE([.L43];&quot; &quot;;[.M43];&quot; &quot;;[.N43])" office:value-type="string" office:string-value="  FA">
            <text:p><text:s text:c="2"/>FA</text:p>
          </table:table-cell>
          <table:table-cell table:number-columns-repeated="241"/>
        </table:table-row>
        <table:table-row table:style-name="ro2">
          <table:table-cell office:value-type="float" office:value="8232">
            <text:p>8232</text:p>
          </table:table-cell>
          <table:table-cell office:value-type="float" office:value="2508821">
            <text:p>2508821</text:p>
          </table:table-cell>
          <table:table-cell office:value-type="string">
            <text:p>MEDRANO PASCUAL DE LEON CLELIA ROSIO</text:p>
          </table:table-cell>
          <table:table-cell office:value-type="string">
            <text:p>ENFERMERA 5</text:p>
          </table:table-cell>
          <table:table-cell office:value-type="date" office:date-value="1988-03-03">
            <text:p>03/03/1988</text:p>
          </table:table-cell>
          <table:table-cell office:value-type="string">
            <text:p>NOMBRADO</text:p>
          </table:table-cell>
          <table:table-cell office:value-type="string">
            <text:p>99150604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Pre.Pr.Salud</text:p>
          </table:table-cell>
          <table:table-cell office:value-type="string">
            <text:p>SG CT.Ser.AP.</text:p>
          </table:table-cell>
          <table:table-cell table:number-columns-repeated="3"/>
          <table:table-cell office:value-type="float" office:value="8232">
            <text:p>8232</text:p>
          </table:table-cell>
          <table:table-cell table:formula="of:=CONCATENATE([.L44];&quot; &quot;;[.M44];&quot; &quot;;[.N44])" office:value-type="string" office:string-value="  ">
            <text:p><text:s text:c="2"/></text:p>
          </table:table-cell>
          <table:table-cell table:number-columns-repeated="241"/>
        </table:table-row>
        <table:table-row table:style-name="ro2">
          <table:table-cell office:value-type="float" office:value="8315">
            <text:p>8315</text:p>
          </table:table-cell>
          <table:table-cell office:value-type="float" office:value="4758496">
            <text:p>4758496</text:p>
          </table:table-cell>
          <table:table-cell office:value-type="string">
            <text:p>ROJAS RUIZ DIGNA FRANCISCA</text:p>
          </table:table-cell>
          <table:table-cell office:value-type="string">
            <text:p>ENFERMERA 2</text:p>
          </table:table-cell>
          <table:table-cell office:value-type="date" office:date-value="2008-10-22">
            <text:p>22/10/2008</text:p>
          </table:table-cell>
          <table:table-cell office:value-type="string">
            <text:p>CONTRATADO</text:p>
          </table:table-cell>
          <table:table-cell office:value-type="string">
            <text:p>0257010102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table:number-columns-repeated="3"/>
          <table:table-cell office:value-type="float" office:value="8315">
            <text:p>8315</text:p>
          </table:table-cell>
          <table:table-cell table:formula="of:=CONCATENATE([.L45];&quot; &quot;;[.M45];&quot; &quot;;[.N45])" office:value-type="string" office:string-value="  ">
            <text:p><text:s text:c="2"/></text:p>
          </table:table-cell>
          <table:table-cell table:number-columns-repeated="241"/>
        </table:table-row>
        <table:table-row table:style-name="ro2">
          <table:table-cell office:value-type="float" office:value="8326">
            <text:p>8326</text:p>
          </table:table-cell>
          <table:table-cell office:value-type="float" office:value="3478544">
            <text:p>3478544</text:p>
          </table:table-cell>
          <table:table-cell office:value-type="string">
            <text:p>ZULUETA BEJARANO LOURDES MARINA</text:p>
          </table:table-cell>
          <table:table-cell office:value-type="string">
            <text:p>ENFERMERA 4</text:p>
          </table:table-cell>
          <table:table-cell office:value-type="date" office:date-value="1997-09-08">
            <text:p>08/09/1997</text:p>
          </table:table-cell>
          <table:table-cell office:value-type="string">
            <text:p>CONTRAT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table:number-columns-repeated="3"/>
          <table:table-cell office:value-type="float" office:value="8326">
            <text:p>8326</text:p>
          </table:table-cell>
          <table:table-cell table:formula="of:=CONCATENATE([.L46];&quot; &quot;;[.M46];&quot; &quot;;[.N46])" office:value-type="string" office:string-value="  ">
            <text:p><text:s text:c="2"/></text:p>
          </table:table-cell>
          <table:table-cell table:number-columns-repeated="241"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418184">
            <text:p>3418184</text:p>
          </table:table-cell>
          <table:table-cell office:value-type="string">
            <text:p>ALARCON GAVIDIA CARMEN ESMENIA</text:p>
          </table:table-cell>
          <table:table-cell office:value-type="string">
            <text:p>ENFERMERA 4</text:p>
          </table:table-cell>
          <table:table-cell office:value-type="date" office:date-value="1997-04-01">
            <text:p>01/04/1997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/>
          <table:table-cell office:value-type="string">
            <text:p>CU</text:p>
          </table:table-cell>
          <table:table-cell/>
          <table:table-cell office:value-type="float" office:value="8327">
            <text:p>8327</text:p>
          </table:table-cell>
          <table:table-cell table:formula="of:=CONCATENATE([.L47];&quot; &quot;;[.M47];&quot; &quot;;[.N47])" office:value-type="string" office:string-value=" CU ">
            <text:p><text:s/>CU </text:p>
          </table:table-cell>
          <table:table-cell table:number-columns-repeated="241"/>
        </table:table-row>
        <table:table-row table:style-name="ro2">
          <table:table-cell office:value-type="float" office:value="8465">
            <text:p>8465</text:p>
          </table:table-cell>
          <table:table-cell office:value-type="float" office:value="3245685">
            <text:p>3245685</text:p>
          </table:table-cell>
          <table:table-cell office:value-type="string">
            <text:p>SANDOVAL ALIAGA ANGELICA</text:p>
          </table:table-cell>
          <table:table-cell office:value-type="string">
            <text:p>ENFERMERA 4</text:p>
          </table:table-cell>
          <table:table-cell office:value-type="date" office:date-value="1996-10-01">
            <text:p>01/10/1996</text:p>
          </table:table-cell>
          <table:table-cell office:value-type="string">
            <text:p>CONTRATADO</text:p>
          </table:table-cell>
          <table:table-cell office:value-type="string">
            <text:p>991504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Of Recu Medico</text:p>
          </table:table-cell>
          <table:table-cell office:value-type="string">
            <text:p>Of Eq Medicos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465">
            <text:p>8465</text:p>
          </table:table-cell>
          <table:table-cell table:formula="of:=CONCATENATE([.L48];&quot; &quot;;[.M48];&quot; &quot;;[.N48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466">
            <text:p>8466</text:p>
          </table:table-cell>
          <table:table-cell office:value-type="float" office:value="4089790">
            <text:p>4089790</text:p>
          </table:table-cell>
          <table:table-cell office:value-type="string">
            <text:p>VALLADARES FERNANDEZ MIRTHA MARIELA</text:p>
          </table:table-cell>
          <table:table-cell office:value-type="string">
            <text:p>ENFERMERA 3</text:p>
          </table:table-cell>
          <table:table-cell office:value-type="date" office:date-value="2000-04-18">
            <text:p>18/04/2000</text:p>
          </table:table-cell>
          <table:table-cell office:value-type="string">
            <text:p>CONTRATADO</text:p>
          </table:table-cell>
          <table:table-cell office:value-type="string">
            <text:p>991506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Pre.Pr.Salud</text:p>
          </table:table-cell>
          <table:table-cell office:value-type="string">
            <text:p>SG Prevencion</text:p>
          </table:table-cell>
          <table:table-cell office:value-type="string">
            <text:p>SI</text:p>
          </table:table-cell>
          <table:table-cell table:number-columns-repeated="2"/>
          <table:table-cell office:value-type="float" office:value="8466">
            <text:p>8466</text:p>
          </table:table-cell>
          <table:table-cell table:formula="of:=CONCATENATE([.L49];&quot; &quot;;[.M49];&quot; &quot;;[.N49])" office:value-type="string" office:string-value="SI  ">
            <text:p>SI <text:s/></text:p>
          </table:table-cell>
          <table:table-cell table:number-columns-repeated="241"/>
        </table:table-row>
        <table:table-row table:style-name="ro2">
          <table:table-cell office:value-type="float" office:value="8467">
            <text:p>8467</text:p>
          </table:table-cell>
          <table:table-cell office:value-type="float" office:value="3281472">
            <text:p>3281472</text:p>
          </table:table-cell>
          <table:table-cell office:value-type="string">
            <text:p>DUE¥AS DEL ROSARIO NORMA PETRONILA</text:p>
          </table:table-cell>
          <table:table-cell office:value-type="string">
            <text:p>ENFERMERA 4</text:p>
          </table:table-cell>
          <table:table-cell office:value-type="date" office:date-value="1997-01-01">
            <text:p>01/01/1997</text:p>
          </table:table-cell>
          <table:table-cell office:value-type="string">
            <text:p>CONTRATADO</text:p>
          </table:table-cell>
          <table:table-cell office:value-type="string">
            <text:p>99150702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Prest.Hospit</text:p>
          </table:table-cell>
          <table:table-cell office:value-type="string">
            <text:p>SG Ser.Finales</text:p>
          </table:table-cell>
          <table:table-cell office:value-type="string">
            <text:p>SI</text:p>
          </table:table-cell>
          <table:table-cell/>
          <table:table-cell office:value-type="string">
            <text:p>FA</text:p>
          </table:table-cell>
          <table:table-cell office:value-type="float" office:value="8467">
            <text:p>8467</text:p>
          </table:table-cell>
          <table:table-cell table:formula="of:=CONCATENATE([.L50];&quot; &quot;;[.M50];&quot; &quot;;[.N50])" office:value-type="string" office:string-value="SI  FA">
            <text:p>SI <text:s/>FA</text:p>
          </table:table-cell>
          <table:table-cell table:number-columns-repeated="241"/>
        </table:table-row>
      </table:table>
      <table:table table:name="Hoja2" table:style-name="ta1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4">
          <table:table-cell/>
        </table:table-row>
      </table:table>
      <table:named-expressions>
        <table:named-expression table:name="SHARED_FORMULA_15_1027_15_1027_3" table:base-cell-address="" table:expression="CONCATENATE([.L1028];&quot; &quot;;[.M1028];&quot; &quot;;[.N1028])"/>
        <table:named-expression table:name="SHARED_FORMULA_15_1091_15_1091_3" table:base-cell-address="" table:expression="CONCATENATE([.L1092];&quot; &quot;;[.M1092];&quot; &quot;;[.N1092])"/>
        <table:named-expression table:name="SHARED_FORMULA_15_1987_15_1987_3" table:base-cell-address="" table:expression="CONCATENATE([.L1988];&quot; &quot;;[.M1988];&quot; &quot;;[.N1988])"/>
        <table:named-expression table:name="SHARED_FORMULA_15_3_15_3_3" table:base-cell-address="" table:expression="CONCATENATE([.L4];&quot; &quot;;[.M4];&quot; &quot;;[.N4])"/>
        <table:named-expression table:name="SHARED_FORMULA_15_4227_15_4227_3" table:base-cell-address="" table:expression="CONCATENATE([.L4228];&quot; &quot;;[.M4228];&quot; &quot;;[.N4228])"/>
        <table:named-expression table:name="SHARED_FORMULA_15_4931_15_4931_3" table:base-cell-address="" table:expression="CONCATENATE([.L4932];&quot; &quot;;[.M4932];&quot; &quot;;[.N4932])"/>
        <table:named-expression table:name="SHARED_FORMULA_15_6275_15_6275_3" table:base-cell-address="" table:expression="CONCATENATE([.L6276];&quot; &quot;;[.M6276];&quot; &quot;;[.N6276])"/>
        <table:named-expression table:name="SHARED_FORMULA_15_6339_15_6339_3" table:base-cell-address="" table:expression="CONCATENATE([.L6340];&quot; &quot;;[.M6340];&quot; &quot;;[.N6340])"/>
        <table:named-expression table:name="SHARED_FORMULA_15_6403_15_6403_3" table:base-cell-address="" table:expression="CONCATENATE([.L6404];&quot; &quot;;[.M6404];&quot; &quot;;[.N6404])"/>
        <table:named-expression table:name="SHARED_FORMULA_15_6467_15_6467_3" table:base-cell-address="" table:expression="CONCATENATE([.L6468];&quot; &quot;;[.M6468];&quot; &quot;;[.N6468])"/>
        <table:named-expression table:name="SHARED_FORMULA_15_67_15_67_3" table:base-cell-address="" table:expression="CONCATENATE([.L68];&quot; &quot;;[.M68];&quot; &quot;;[.N68])"/>
        <table:named-expression table:name="SHARED_FORMULA_15_8131_15_8131_3" table:base-cell-address="" table:expression="CONCATENATE([.L8132];&quot; &quot;;[.M8132];&quot; &quot;;[.N8132])"/>
        <table:named-expression table:name="SHARED_FORMULA_15_8195_15_8195_3" table:base-cell-address="" table:expression="CONCATENATE([.L8196];&quot; &quot;;[.M8196];&quot; &quot;;[.N8196])"/>
        <table:named-expression table:name="SHARED_FORMULA_15_8259_15_8259_3" table:base-cell-address="" table:expression="CONCATENATE([.L8260];&quot; &quot;;[.M8260];&quot; &quot;;[.N8260])"/>
        <table:named-expression table:name="SHARED_FORMULA_15_8323_15_8323_3" table:base-cell-address="" table:expression="CONCATENATE([.L8324];&quot; &quot;;[.M8324];&quot; &quot;;[.N8324])"/>
        <table:named-expression table:name="SHARED_FORMULA_15_8451_15_8451_3" table:base-cell-address="" table:expression="CONCATENATE([.L8452];&quot; &quot;;[.M8452];&quot; &quot;;[.N8452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style:text-properties fo:color="#ff0000"/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/. </number:text>
      <number:number number:decimal-places="0" number:min-integer-digits="1" number:grouping="true"/>
      <number:text> </number:text>
    </number:number-style>
    <number:number-style style:name="N117P1" style:volatile="true">
      <number:text> S/. -</number:text>
      <number:number number:decimal-places="0" number:min-integer-digits="1" number:grouping="true"/>
      <number:text> </number:text>
    </number:number-style>
    <number:number-style style:name="N117P2" style:volatile="true">
      <number:text> S/.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S/. </number:text>
      <number:number number:decimal-places="2" number:min-integer-digits="1" number:grouping="true"/>
      <number:text> </number:text>
    </number:number-style>
    <number:number-style style:name="N119P1" style:volatile="true">
      <number:text> S/. -</number:text>
      <number:number number:decimal-places="2" number:min-integer-digits="1" number:grouping="true"/>
      <number:text> </number:text>
    </number:number-style>
    <number:number-style style:name="N119P2" style:volatile="true">
      <number:text> S/.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7:43:29</meta:creation-date>
    <dc:date>2014-01-28T17:52:00</dc:date>
    <meta:editing-duration>P0D</meta:editing-duration>
    <meta:editing-cycles>1</meta:editing-cycles>
    <meta:document-statistic meta:table-count="3" meta:cell-count="800" meta:object-count="0"/>
    <meta:generator>LibreOffice/3.5$Linux_x86 LibreOffice_project/350m1$Build-2</meta:generator>
  </office:meta>
</office:document-meta>
</file>